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d876" officeooo:paragraph-rsid="001dd87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dd876" officeooo:paragraph-rsid="001dd87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d876" officeooo:paragraph-rsid="001dd87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d876" officeooo:paragraph-rsid="001dd87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dd876" officeooo:paragraph-rsid="001dd876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officeooo:paragraph-rsid="001dd876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officeooo:rsid="001dd876" officeooo:paragraph-rsid="001dd876"/>
    </style:style>
    <style:style style:name="P8" style:family="paragraph" style:parent-style-name="Standard">
      <style:paragraph-properties fo:text-align="start" style:justify-single-word="false"/>
      <style:text-properties officeooo:paragraph-rsid="001f7cfa"/>
    </style:style>
    <style:style style:name="P9" style:family="paragraph" style:parent-style-name="Standard">
      <style:paragraph-properties fo:text-align="start" style:justify-single-word="false"/>
      <style:text-properties officeooo:rsid="001fa7e2" officeooo:paragraph-rsid="001fa7e2"/>
    </style:style>
    <style:style style:name="P10" style:family="paragraph" style:parent-style-name="Standard">
      <style:paragraph-properties fo:text-align="start" style:justify-single-word="false"/>
      <style:text-properties officeooo:paragraph-rsid="001fa7e2"/>
    </style:style>
    <style:style style:name="P11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rsid="001fa7e2" officeooo:paragraph-rsid="001fa7e2" fo:background-color="#1f1f1f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3" style:family="paragraph" style:parent-style-name="Standard">
      <style:paragraph-properties fo:text-align="start" style:justify-single-word="false"/>
      <style:text-properties officeooo:rsid="00217bc0" officeooo:paragraph-rsid="00217bc0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1fa7e2" officeooo:paragraph-rsid="001fa7e2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fa7e2" officeooo:paragraph-rsid="001fa7e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29c3b" officeooo:paragraph-rsid="00229c3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40359" officeooo:paragraph-rsid="0024035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240359" officeooo:paragraph-rsid="00240359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40359" officeooo:paragraph-rsid="0024035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240359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600f1" officeooo:paragraph-rsid="002600f1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2600f1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2600f1" officeooo:paragraph-rsid="002600f1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26b408" officeooo:paragraph-rsid="0026b408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rsid="0026b408" officeooo:paragraph-rsid="0026b408" fo:background-color="#1f1f1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fo:font-weight="bold" officeooo:rsid="0026b408" officeooo:paragraph-rsid="0026b408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7b005" officeooo:paragraph-rsid="0027b005" style:font-weight-asian="bold" style:font-weight-complex="bold"/>
    </style:style>
    <style:style style:name="T1" style:family="text">
      <style:text-properties fo:color="#569cd6" loext:opacity="100%" style:font-name="Consolas" fo:font-size="10.5pt" fo:background-color="#1f1f1f" loext:char-shading-value="0"/>
    </style:style>
    <style:style style:name="T2" style:family="text">
      <style:text-properties fo:color="#cccccc" loext:opacity="100%" style:font-name="Consolas" fo:font-size="10.5pt" fo:background-color="#1f1f1f" loext:char-shading-value="0"/>
    </style:style>
    <style:style style:name="T3" style:family="text">
      <style:text-properties fo:color="#4ec9b0" loext:opacity="100%" style:font-name="Consolas" fo:font-size="10.5pt" fo:background-color="#1f1f1f" loext:char-shading-value="0"/>
    </style:style>
    <style:style style:name="T4" style:family="text">
      <style:text-properties fo:color="#9cdcfe" loext:opacity="100%" style:font-name="Consolas" fo:font-size="10.5pt" fo:background-color="#1f1f1f" loext:char-shading-value="0"/>
    </style:style>
    <style:style style:name="T5" style:family="text">
      <style:text-properties fo:font-weight="bold" officeooo:rsid="001dd876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7cfa" style:font-weight-asian="bold" style:font-weight-complex="bold"/>
    </style:style>
    <style:style style:name="T8" style:family="text">
      <style:text-properties fo:font-weight="bold" officeooo:rsid="001fa7e2" style:font-weight-asian="bold" style:font-weight-complex="bold"/>
    </style:style>
    <style:style style:name="T9" style:family="text">
      <style:text-properties fo:color="#569cd6" loext:opacity="100%" style:font-name="Consolas" fo:font-size="10.5pt" fo:font-weight="bold" fo:background-color="#1f1f1f" loext:char-shading-value="0" style:font-weight-asian="bold" style:font-weight-complex="bold"/>
    </style:style>
    <style:style style:name="T10" style:family="text">
      <style:text-properties fo:color="#cccccc" loext:opacity="100%" style:font-name="Consolas" fo:font-size="10.5pt" fo:font-weight="bold" fo:background-color="#1f1f1f" loext:char-shading-value="0" style:font-weight-asian="bold" style:font-weight-complex="bold"/>
    </style:style>
    <style:style style:name="T11" style:family="text">
      <style:text-properties fo:color="#4ec9b0" loext:opacity="100%" style:font-name="Consolas" fo:font-size="10.5pt" fo:font-weight="bold" fo:background-color="#1f1f1f" loext:char-shading-value="0" style:font-weight-asian="bold" style:font-weight-complex="bold"/>
    </style:style>
    <style:style style:name="T12" style:family="text">
      <style:text-properties fo:color="#9cdcfe" loext:opacity="100%" style:font-name="Consolas" fo:font-size="10.5pt" fo:font-weight="bold" fo:background-color="#1f1f1f" loext:char-shading-value="0" style:font-weight-asian="bold" style:font-weight-complex="bold"/>
    </style:style>
    <style:style style:name="T13" style:family="text">
      <style:text-properties fo:color="#d4d4d4" loext:opacity="100%" style:font-name="Consolas" fo:font-size="10.5pt" fo:font-weight="bold" fo:background-color="#1f1f1f" loext:char-shading-value="0" style:font-weight-asian="bold" style:font-weight-complex="bold"/>
    </style:style>
    <style:style style:name="T14" style:family="text">
      <style:text-properties fo:color="#c586c0" loext:opacity="100%" fo:font-weight="bold" style:font-weight-asian="bold" style:font-weight-complex="bold"/>
    </style:style>
    <style:style style:name="T15" style:family="text">
      <style:text-properties fo:color="#569cd6" loext:opacity="100%" fo:font-weight="bold" style:font-weight-asian="bold" style:font-weight-complex="bold"/>
    </style:style>
    <style:style style:name="T16" style:family="text">
      <style:text-properties fo:color="#9cdcfe" loext:opacity="100%" fo:font-weight="bold" style:font-weight-asian="bold" style:font-weight-complex="bold"/>
    </style:style>
    <style:style style:name="T17" style:family="text">
      <style:text-properties fo:color="#d4d4d4" loext:opacity="100%" fo:font-weight="bold" style:font-weight-asian="bold" style:font-weight-complex="bold"/>
    </style:style>
    <style:style style:name="T18" style:family="text">
      <style:text-properties fo:color="#569cd6" loext:opacity="100%" style:font-name="Consolas" fo:font-size="10.5pt" fo:font-weight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9cdcfe" loext:opacity="100%" style:font-name="Consolas" fo:font-size="10.5pt" fo:font-weight="normal"/>
    </style:style>
    <style:style style:name="T21" style:family="text">
      <style:text-properties fo:color="#d4d4d4" loext:opacity="100%" style:font-name="Consolas" fo:font-size="10.5pt" fo:font-weight="normal"/>
    </style:style>
    <style:style style:name="T22" style:family="text">
      <style:text-properties fo:color="#dcdcaa" loext:opacity="100%" style:font-name="Consolas" fo:font-size="10.5pt" fo:font-weight="normal"/>
    </style:style>
    <style:style style:name="T23" style:family="text">
      <style:text-properties fo:font-weight="bold" officeooo:rsid="00217bc0" style:font-weight-asian="bold" style:font-weight-complex="bold"/>
    </style:style>
    <style:style style:name="T24" style:family="text">
      <style:text-properties fo:color="#9cdcfe" loext:opacity="100%" style:font-name="Consolas" fo:font-size="10.5pt" fo:font-weight="bold" officeooo:rsid="001fa7e2" fo:background-color="#1f1f1f" loext:char-shading-value="0" style:font-weight-asian="bold" style:font-weight-complex="bold"/>
    </style:style>
    <style:style style:name="T25" style:family="text">
      <style:text-properties fo:color="#dcdcaa" loext:opacity="100%" style:font-name="Consolas" fo:font-size="10.5pt" fo:font-weight="bold" fo:background-color="#1f1f1f" loext:char-shading-value="0" style:font-weight-asian="bold" style:font-weight-complex="bold"/>
    </style:style>
    <style:style style:name="T26" style:family="text">
      <style:text-properties fo:color="#c586c0" loext:opacity="100%" style:font-name="Consolas" fo:font-size="10.5pt" fo:font-weight="normal"/>
    </style:style>
    <style:style style:name="T27" style:family="text">
      <style:text-properties fo:color="#ff0000" loext:opacity="100%" fo:font-weight="bold" style:font-weight-asian="bold" style:font-weight-complex="bold"/>
    </style:style>
    <style:style style:name="T28" style:family="text">
      <style:text-properties fo:font-weight="normal" officeooo:rsid="00240359" style:font-weight-asian="normal" style:font-weight-complex="normal"/>
    </style:style>
    <style:style style:name="T29" style:family="text">
      <style:text-properties fo:color="#ff0000" loext:opacity="100%" fo:font-weight="bold" officeooo:rsid="00240359" style:font-weight-asian="bold" style:font-weight-complex="bold"/>
    </style:style>
    <style:style style:name="T30" style:family="text">
      <style:text-properties officeooo:rsid="00240359"/>
    </style:style>
    <style:style style:name="T31" style:family="text">
      <style:text-properties fo:font-weight="normal" officeooo:rsid="002600f1" style:font-weight-asian="normal" style:font-weight-complex="normal"/>
    </style:style>
    <style:style style:name="T32" style:family="text">
      <style:text-properties fo:font-weight="bold" officeooo:rsid="002600f1" style:font-weight-asian="bold" style:font-weight-complex="bold"/>
    </style:style>
    <style:style style:name="T33" style:family="text">
      <style:text-properties fo:color="#4ec9b0" loext:opacity="100%"/>
    </style:style>
    <style:style style:name="T34" style:family="text">
      <style:text-properties fo:color="#ce9178" loext:opacity="100%"/>
    </style:style>
    <style:style style:name="T35" style:family="text">
      <style:text-properties fo:color="#9cdcf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AS IMPORTANTES REPASO ACCESO A DATOS</text:p>
      <text:p text:style-name="P1"/>
      <text:p text:style-name="P1"/>
      <text:p text:style-name="P2">Requisitos:</text:p>
      <text:p text:style-name="P3">Poner el abrirConexion</text:p>
      <text:p text:style-name="P3">El conexión</text:p>
      <text:p text:style-name="P3">El cierraConexion</text:p>
      <text:p text:style-name="P4"><text:span text:style-name="T1">private</text:span><text:span text:style-name="T2"> </text:span><text:span text:style-name="T3">Connection</text:span><text:span text:style-name="T2"> </text:span><text:span text:style-name="T4">conexion</text:span><text:span text:style-name="T2">;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DIFERENCIAS ENTRE PREPARADAS Y NO PREPARADAS:</text:p>
      <text:p text:style-name="P3">Las preparadas son las que tienen el ? Y que necesitan el preparement statement</text:p>
      <text:p text:style-name="P3"/>
      <text:p text:style-name="P3"/>
      <text:p text:style-name="P6"><text:span text:style-name="T5">DIFERENCIAS ENTRE EXECUTEQUERY Y EXECUTEUPDATE:</text:span></text:p>
      <text:p text:style-name="P7"><text:span text:style-name="T5">L</text:span><text:span text:style-name="T6">a primera es para cuando quieres recoger datos como con un select y la update es para cuando quieres neter o modificar datos de las tablas</text:span></text:p>
      <text:p text:style-name="P3"/>
      <text:p text:style-name="P3"/>
      <text:p text:style-name="P3"/>
      <text:p text:style-name="P3">CONSULTA NO PREPARADA</text:p>
      <text:p text:style-name="P8"><text:span text:style-name="T7">hace falta el try (Statement stmt=this.conexion.createStatement()){ </text:span></text:p>
      <text:p text:style-name="P8"><text:span text:style-name="T7"/></text:p>
      <text:p text:style-name="P9"><text:span text:style-name="T7">C</text:span><text:span text:style-name="T6">ONSULTA PREPARADA</text:span></text:p>
      <text:p text:style-name="P10"><text:span text:style-name="T8">Necesita un </text:span><text:span text:style-name="T9">private</text:span><text:span text:style-name="T10"> </text:span><text:span text:style-name="T11">PreparedStatement</text:span><text:span text:style-name="T10"> </text:span><text:span text:style-name="T12">ps</text:span><text:span text:style-name="T10"> </text:span><text:span text:style-name="T13">=</text:span><text:span text:style-name="T10"> </text:span><text:span text:style-name="T9">null</text:span><text:span text:style-name="T10">;</text:span></text:p>
      <text:p text:style-name="P9"><text:span text:style-name="T6">Luego poner la query con ?</text:span></text:p>
      <text:p text:style-name="P11"><text:span text:style-name="T14">if</text:span><text:span text:style-name="T6"> (</text:span><text:span text:style-name="T15">this</text:span><text:span text:style-name="T6">.</text:span><text:span text:style-name="T16">ps</text:span><text:span text:style-name="T6"> </text:span><text:span text:style-name="T17">==</text:span><text:span text:style-name="T6"> </text:span><text:span text:style-name="T15">null</text:span><text:span text:style-name="T6">)</text:span></text:p>
      <text:p text:style-name="P12">            <text:span text:style-name="T18">this</text:span><text:span text:style-name="T19">.</text:span><text:span text:style-name="T20">ps</text:span><text:span text:style-name="T19"> </text:span><text:span text:style-name="T21">=</text:span><text:span text:style-name="T19"> </text:span><text:span text:style-name="T18">this</text:span><text:span text:style-name="T19">.</text:span><text:span text:style-name="T20">conexion</text:span><text:span text:style-name="T19">.</text:span><text:span text:style-name="T22">prepareStatement</text:span><text:span text:style-name="T19">(</text:span><text:span text:style-name="T20">query</text:span><text:span text:style-name="T19">);</text:span></text:p>
      <text:p text:style-name="P9"><text:span text:style-name="T6">luego ps.setInt o lo que sea y la posicion: <text:s/>psInt(</text:span><text:span text:style-name="T23">1</text:span><text:span text:style-name="T6">,</text:span><text:span text:style-name="T23">codigo</text:span><text:span text:style-name="T6">);</text:span></text:p>
      <text:p text:style-name="P9"><text:span text:style-name="T6"/></text:p>
      <text:p text:style-name="P13"><text:span text:style-name="T6">Y si queremos ver los datos devuelto es con:</text:span></text:p>
      <text:p text:style-name="P9"><text:span text:style-name="T6"/></text:p>
      <text:p text:style-name="P10"><text:span text:style-name="T24">Result resu = </text:span><text:span text:style-name="T12">ps</text:span><text:span text:style-name="T10">.</text:span><text:span text:style-name="T25">executeQuery</text:span><text:span text:style-name="T10">();</text:span></text:p>
      <text:p text:style-name="P12">        <text:span text:style-name="T26">while</text:span><text:span text:style-name="T19"> (</text:span><text:span text:style-name="T20">resu</text:span><text:span text:style-name="T19">.</text:span><text:span text:style-name="T22">next</text:span><text:span text:style-name="T19">()) {</text:span></text:p>
      <text:p text:style-name="P9"><text:span text:style-name="T6"/></text:p>
      <text:p text:style-name="P3"/>
      <text:p text:style-name="P3"/>
      <text:p text:style-name="P5"/>
      <text:p text:style-name="P14">COSAS IMPORTANTES</text:p>
      <text:p text:style-name="P15">RECUERDA QUE PreparedStatement es null</text:p>
      <text:p text:style-name="P16">QUITAR EL * EN ALGUNAS QUERYS</text:p>
      <text:p text:style-name="P17">PARA CAMBIAR DATOS CON UPDATE SOLO CON CONSULTAS PREPARADAS</text:p>
      <text:p text:style-name="P17"/>
      <text:p text:style-name="P17"/>
      <text:p text:style-name="P17"><text:soft-page-break/></text:p>
      <text:p text:style-name="P17"/>
      <text:p text:style-name="P18">TEMA 5:</text:p>
      <text:p text:style-name="P17"/>
      <text:p text:style-name="P18">A LA HORA DE CREAR UNA CLASE:</text:p>
      <text:p text:style-name="P17"/>
      <text:p text:style-name="P19">Meter siempre el implements <text:span text:style-name="T27">Serializable</text:span></text:p>
      <text:p text:style-name="P20"><text:span text:style-name="T28">y el </text:span><text:span text:style-name="T29">@XmlRootElement</text:span><text:span text:style-name="T28"> encima de la clase</text:span></text:p>
      <text:p text:style-name="P20"><text:span text:style-name="T28"/></text:p>
      <text:p text:style-name="P20"><text:span text:style-name="T28"/></text:p>
      <text:p text:style-name="P21"><text:span text:style-name="T30">A </text:span>LA HORA DE CREAR DONDE SE EJECUTEN LOS METODOS</text:p>
      <text:p text:style-name="P22"><text:span text:style-name="T31">Meter siempre el</text:span><text:span text:style-name="T32"> @Path("/personas")</text:span><text:span text:style-name="T31"> encima del contructor</text:span></text:p>
      <text:p text:style-name="P17"/>
      <text:p text:style-name="P23">Cuando crees una funcion lleva:</text:p>
      <text:p text:style-name="P21">SI ES POST O GET</text:p>
      <text:p text:style-name="P21">El consumes o el produces con sus MEDIATYPE y entre {} si son varios</text:p>
      <text:p text:style-name="P21">Y response</text:p>
      <text:p text:style-name="P21"/>
      <text:p text:style-name="P24">PARA CUANDO LO PASES POR PARAMETRO</text:p>
      <text:p text:style-name="P24">ES CON EL PATH EN Path(/loquesea/{cosa})</text:p>
      <text:p text:style-name="P24">y luego en el parametro hacer esto </text:p>
      <text:p text:style-name="P25">(@<text:span text:style-name="T33">PathParam</text:span>(<text:span text:style-name="T34">"nombre"</text:span>) <text:span text:style-name="T33">String</text:span> <text:span text:style-name="T35">name)</text:span></text:p>
      <text:p text:style-name="P24"/>
      <text:p text:style-name="P21"/>
      <text:p text:style-name="P21"/>
      <text:p text:style-name="P26">COSAS IMPORTANTES</text:p>
      <text:p text:style-name="P21">POST</text:p>
      <text:p text:style-name="P21">Si es post poner el accept-type y el tipo de dato a pasar</text:p>
      <text:p text:style-name="P21"/>
      <text:p text:style-name="P27">FIJARSE SI ESTAS EN POST O EN GET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09:23:05.970000000</meta:creation-date>
    <dc:date>2025-02-24T13:25:34.969000000</dc:date>
    <meta:editing-duration>PT1M15S</meta:editing-duration>
    <meta:editing-cycles>1</meta:editing-cycles>
    <meta:document-statistic meta:table-count="0" meta:image-count="0" meta:object-count="0" meta:page-count="2" meta:paragraph-count="43" meta:word-count="257" meta:character-count="1607" meta:non-whitespace-character-count="1370"/>
    <meta:generator>LibreOffice/24.8.4.2$Windows_X86_64 LibreOffice_project/bb3cfa12c7b1bf994ecc5649a80400d06cd71002</meta:generator>
  </office:meta>
</office:document-meta>
</file>